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8S"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cm" fo:margin-right="0cm" fo:margin-top="0cm" fo:margin-bottom="0.423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.106cm"/>
      <style:text-properties fo:color="#000000" style:font-name-asian="Times New Roman" style:language-asian="en" style:country-asian="GB"/>
    </style:style>
    <style:style style:name="P10" style:family="paragraph">
      <style:paragraph-properties fo:margin-left="0cm" fo:margin-right="0cm" fo:margin-top="0.212cm" fo:margin-bottom="0cm" fo:text-indent="0cm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line-through-style="solid" style:text-line-through-type="singl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1" style:family="text">
      <style:text-properties fo:font-variant="normal" fo:text-transform="none" fo:color="#87d1d1" style:text-outline="false" style:text-line-through-style="solid" style:text-line-through-type="singl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italic" fo:text-shadow="none" style:text-underline-style="solid" style:text-underline-width="auto" style:text-underline-color="font-color" fo:font-weight="bold" style:letter-kerning="true" style:font-name-asian="DejaVu Sans" style:font-size-asian="54pt" style:language-asian="en" style:country-asian="GB" style:font-style-asian="italic" style:font-weight-asian="bold" style:font-name-complex="DejaVu Sans" style:font-size-complex="54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00" style:text-outline="false" style:text-line-through-style="none" style:text-line-through-type="none" style:text-position="0% 100%" style:font-name="Calibri" fo:font-size="54pt" fo:letter-spacing="normal" fo:font-style="normal" fo:text-shadow="none" style:text-underline-style="none" fo:font-weight="bold" style:letter-kerning="true" style:font-name-asian="Calibri" style:font-size-asian="54pt" style:language-asian="en" style:country-asian="GB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italic" fo:text-shadow="none" style:text-underline-style="solid" style:text-underline-width="auto" style:text-underline-color="font-color" fo:font-weight="bold" style:letter-kerning="true" style:font-name-asian="DejaVu Sans" style:font-size-asian="54pt" style:language-asian="en" style:country-asian="GB" style:font-style-asian="italic" style:font-weight-asian="bold" style:font-name-complex="DejaVu Sans" style:font-size-complex="54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Calibri" style:font-size-asian="54pt" style:language-asian="en" style:country-asian="GB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6">Rev Denise Binks</text:span></text:p>
            <text:p text:style-name="P6"><text:span text:style-name="T6">Carols by Candleligh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6">Rev Denise Bink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1"><text:span text:style-name="T6">Rev Duncan Goldie</text:span></text:p>
            <text:p text:style-name="P6"><text:span text:style-name="T6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4th Dec</text:span></text:p>
            <text:p text:style-name="P1"><text:span text:style-name="T2">Christmas Eve</text:span></text:p>
            <text:p text:style-name="P1"><text:span text:style-name="T2">11:30 p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>Watch Night</text:span></text:p>
            <text:p text:style-name="P6"><text:span text:style-name="T6">Incl holy commun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5th Dec</text:span></text:p>
            <text:p text:style-name="P1"><text:span text:style-name="T2">Christmas Day</text:span></text:p>
            <text:p text:style-name="P1"><text:span text:style-name="T2">10:45 a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un 30th Dec</text:span></text:p>
            <text:p text:style-name="P1"><text:span text:style-name="T2">3:00 p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7">7:30pm</text:span></text:p>
            <text:p text:style-name="P1"><text:span text:style-name="T8"/></text:p>
            <text:p text:style-name="P2"><text:span text:style-name="T9">Members meeting (AGM)</text:span></text:p>
            <text:p text:style-name="P2"><text:span text:style-name="T9">All are urged to attend.</text:span></text:p>
            <text:p text:style-name="P2"><text:span text:style-name="T9">It may be possible to attend remotely via Facebook live. See Mart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10">Roundabout Parent, Baby and Toddler Group</text:span></text:p>
            <text:p text:style-name="P1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10">Clothing Exchange</text:span></text:p>
            <text:p text:style-name="P2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10">Bible Study meets at Alan’s House</text:span></text:p>
            <text:p text:style-name="P2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6"><text:span text:style-name="T6">Meets again on 10th January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11">Tea, Coffee and Chat</text:span></text:p>
            <text:p text:style-name="P2"><text:span text:style-name="T6">Meets again in January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12"/></text:p>
            <text:p text:style-name="P2"><text:span text:style-name="T6">Prayer Breakfas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00 – 2.00 pm</text:span></text:p>
            <text:p text:style-name="P1"><text:span text:style-name="T12"/></text:p>
            <text:p text:style-name="P2"><text:span text:style-name="T6">Bereavement Drop-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SimpleDark2" presentation:presentation-page-layout-name="AL1T32">
        <office:forms form:automatic-focus="false" form:apply-design-mode="false"/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12"> </text:span></text:p>
            <text:p text:style-name="P1"><text:span text:style-name="T12"/></text:p>
            <text:p text:style-name="P7"><text:span text:style-name="T6">Saturday Youth Club</text:span></text:p>
            <text:p text:style-name="P2"><text:span text:style-name="T6">(7 – 12 year olds)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12"><text:s text:c="3"/></text:span><text:span text:style-name="T5">10:00am</text:span><text:span text:style-name="T12"> </text:span></text:p>
            <text:p text:style-name="P1"><text:span text:style-name="T12"/></text:p>
            <text:p text:style-name="P1"><text:span text:style-name="T6">Walking group meets</text:span></text:p>
            <text:p text:style-name="P2"><text:span text:style-name="T6">venue to be advis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impleDark2" presentation:presentation-page-layout-name="AL1T32">
        <office:forms form:automatic-focus="false" form:apply-design-mode="false"/>
        <draw:frame draw:style-name="gr6" draw:text-style-name="P3" draw:layer="layout" svg:width="26.13cm" svg:height="19.376cm" svg:x="1.008cm" svg:y="1.008cm">
          <draw:text-box>
            <text:p text:style-name="P1"><text:span text:style-name="T7"/></text:p>
            <text:p text:style-name="P1"><text:span text:style-name="T7">Help please</text:span></text:p>
            <text:p text:style-name="P1"><text:span text:style-name="T9"/></text:p>
            <text:p text:style-name="P8"><text:span text:style-name="T9">Shaftesbury childrens’ centre would like some ‘one off’ help getting their garden into a usable state.</text:span></text:p>
            <text:p text:style-name="P8"><text:span text:style-name="T9"/></text:p>
            <text:p text:style-name="P8"><text:span text:style-name="T9">See Martin if you can help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9.482cm" svg:x="1.008cm" svg:y="1.008cm">
          <draw:text-box>
            <text:p text:style-name="P1"><text:span text:style-name="T2"/></text:p>
            <text:p text:style-name="P9"><text:span text:style-name="T13">Volunteers</text:span><text:span text:style-name="T7"> to help opening up youth room to families with primary age kids.</text:span></text:p>
            <text:p text:style-name="P9"><text:span text:style-name="T7">12 - 3pm on 2nd/3rd Jan. Must have current 'safer-spaces' safeguarding training please and would need to arrive …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9.376cm" svg:x="1.008cm" svg:y="1.008cm">
          <draw:text-box>
            <text:p text:style-name="P1"><text:span text:style-name="T2"/></text:p>
            <text:p text:style-name="P8"><text:span text:style-name="T7">at least half an hour before the event for prayer and guidelines. See flyers &amp; posters. </text:span><text:span text:style-name="T13">Talk to Natalie Kaye.</text:span><text:span text:style-name="T7"> Can come for just one session or both. Ideally I need to know by Thur 20th Dec plea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9.682cm" svg:x="1.008cm" svg:y="1.008cm">
          <draw:text-box>
            <text:p text:style-name="P10"><text:span text:style-name="T14">for new Baby &amp; Toddler </text:span><text:span text:style-name="T13">Appeal for toys/equipment</text:span></text:p>
            <text:p text:style-name="P10"><text:span text:style-name="T7">Natalie Kay is starting a baby &amp; toddler group in the New Year and would appreciate donations of good quality used toys and equipment appropriate for 0-5 year olds………</text:span><text:span text:style-name="T1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0"><text:span text:style-name="T14"/></text:p>
            <text:p text:style-name="P10"><text:span text:style-name="T7">Anything surplus to requirements will be forwarded to charity. Please leave donations in the Sharp room or, for collection, contact Natalie……..</text:span><text:span text:style-name="T1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0"><text:span text:style-name="T14"/></text:p>
            <text:p text:style-name="P11"><text:span text:style-name="T16">Also</text:span><text:span text:style-name="T17">, our youth club would </text:span><text:span text:style-name="T18">appreciate donations of Lego, K’nex, Meccano </text:span><text:span text:style-name="T19">etc and a few children’s board games, Top Trumps, Connect4 etc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0"/></text:p>
            <text:p text:style-name="P1"><text:span text:style-name="T20">Font: 54</text:span></text:p>
            <text:p text:style-name="P1"><text:span text:style-name="T20">Colour: Yellow (no number)</text:span><text:span text:style-name="T12"> </text:span></text:p>
            <text:p text:style-name="P1"><text:span text:style-name="T12"/></text:p>
            <text:p text:style-name="P1"><text:span text:style-name="T6">Font: 54</text:span></text:p>
            <text:p text:style-name="P1"><text:span text:style-name="T6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SimpleDark2" presentation:presentation-page-layout-name="AL1T32">
        <office:forms form:automatic-focus="false" form:apply-design-mode="false"/>
        <draw:frame draw:style-name="gr3" draw:text-style-name="P12" draw:layer="layout" svg:width="26.13cm" svg:height="18.942cm" svg:x="1.008cm" svg:y="1.008cm">
          <draw:text-box>
            <text:p text:style-name="P2"><text:span text:style-name="T21"/></text:p>
            <text:p text:style-name="P2"><text:span text:style-name="T21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SimpleDark2" presentation:presentation-page-layout-name="AL1T32">
        <office:forms form:automatic-focus="false" form:apply-design-mode="false"/>
        <draw:frame presentation:style-name="pr2" draw:text-style-name="P14" draw:layer="layout" svg:width="25.098cm" svg:height="18.48cm" svg:x="1.4cm" svg:y="1.364cm" presentation:class="subtitle" presentation:user-transformed="true">
          <draw:text-box>
            <text:p text:style-name="P13"><text:span text:style-name="T22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1H59M38S</meta:editing-duration>
    <meta:editing-cycles>91</meta:editing-cycles>
    <meta:generator>LibreOffice/6.0.6.2$Linux_X86_64 LibreOffice_project/00m0$Build-2</meta:generator>
    <dc:date>2018-12-14T19:26:18.738108063</dc:date>
    <meta:document-statistic meta:object-count="13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